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d061" officeooo:paragraph-rsid="0002d061"/>
    </style:style>
    <style:style style:name="P2" style:family="paragraph" style:parent-style-name="Standard">
      <style:text-properties officeooo:paragraph-rsid="0002d061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658e7" officeooo:paragraph-rsid="000658e7" style:font-weight-asian="bold" style:font-weight-complex="bold"/>
    </style:style>
    <style:style style:name="P4" style:family="paragraph" style:parent-style-name="Standard">
      <style:text-properties officeooo:rsid="0002d061" officeooo:paragraph-rsid="0002d061"/>
    </style:style>
    <style:style style:name="P5" style:family="paragraph" style:parent-style-name="Standard">
      <style:text-properties officeooo:rsid="0002d061" officeooo:paragraph-rsid="0009348f"/>
    </style:style>
    <style:style style:name="P6" style:family="paragraph" style:parent-style-name="Standard">
      <style:text-properties officeooo:rsid="0002d061" officeooo:paragraph-rsid="000947a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947ad" officeooo:paragraph-rsid="000947ad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2d061" officeooo:paragraph-rsid="000947ad" style:font-weight-asian="normal" style:font-weight-complex="normal"/>
    </style:style>
    <style:style style:name="P9" style:family="paragraph" style:parent-style-name="Standard">
      <style:text-properties officeooo:paragraph-rsid="000947ad"/>
    </style:style>
    <style:style style:name="T1" style:family="text">
      <style:text-properties officeooo:rsid="0002d061"/>
    </style:style>
    <style:style style:name="T2" style:family="text">
      <style:text-properties officeooo:rsid="000947ad"/>
    </style:style>
    <style:style style:name="T3" style:family="text">
      <style:text-properties style:text-underline-style="none" fo:font-weight="normal" officeooo:rsid="000947ad" style:font-weight-asian="normal" style:font-weight-complex="normal"/>
    </style:style>
    <style:style style:name="T4" style:family="text">
      <style:text-properties style:text-underline-style="none" fo:font-weight="normal" officeooo:rsid="0002d061" style:font-weight-asian="normal" style:font-weight-complex="normal"/>
    </style:style>
    <style:style style:name="T5" style:family="text">
      <style:text-properties style:text-position="super 58%" style:text-underline-style="none" fo:font-weight="normal" officeooo:rsid="000947ad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officeooo:rsid="0009a6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52 pages</text:p>
      <text:p text:style-name="P1">-css</text:p>
      <text:p text:style-name="P1"/>
      <text:p text:style-name="P3">Travail à faire pour le 17 janvier:</text:p>
      <text:p text:style-name="P1">Matheo</text:p>
      <text:p text:style-name="P1">18 pages :</text:p>
      <text:p text:style-name="P1"><text:tab/>-3 maison/terrain nus/immeubles/locaux/appartement</text:p>
      <text:p text:style-name="P1"><text:tab/>-présentation rapide immeuble/locaux/terrain</text:p>
      <text:p text:style-name="P2"/>
      <text:p text:style-name="P1">Baptiste</text:p>
      <text:p text:style-name="P5">17 pages :</text:p>
      <text:p text:style-name="P5"><text:tab/>-accueil </text:p>
      <text:p text:style-name="P1"><text:tab/>-3 maison/terrain nus/immeubles/locaux/appartement</text:p>
      <text:p text:style-name="P1"><text:tab/>-présentation rapide maison</text:p>
      <text:p text:style-name="P1"/>
      <text:p text:style-name="P1">Mathis</text:p>
      <text:p text:style-name="P5">17 pages :</text:p>
      <text:p text:style-name="P5"><text:tab/>-contact</text:p>
      <text:p text:style-name="P1"><text:tab/>-3 maison/terrain nus/immeubles/locaux/appartement</text:p>
      <text:p text:style-name="P1"><text:tab/>-présentation rapide appartement</text:p>
      <text:p text:style-name="P1"/>
      <text:p text:style-name="P7">10 janvier 2023 :</text:p>
      <text:p text:style-name="P7"/>
      <text:p text:style-name="P9"><text:span text:style-name="T4">Matheo :</text:span></text:p>
      <text:p text:style-name="P9"><text:span text:style-name="T4"><text:tab/>-</text:span><text:span text:style-name="T3">création de 1</text:span><text:span text:style-name="T5">er</text:span><text:span text:style-name="T3"> page maison(13H40)</text:span></text:p>
      <text:p text:style-name="P6">Baptiste</text:p>
      <text:p text:style-name="P6"><text:tab/>-<text:span text:style-name="T2">création de l’accueil (13H</text:span><text:span text:style-name="T7">39</text:span><text:span text:style-name="T2">)</text:span></text:p>
      <text:p text:style-name="P8">Mathis</text:p>
      <text:p text:style-name="P8"><text:tab/>-<text:span text:style-name="T7">Regarde des site internet(13H44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3:15:09.706623421</meta:creation-date>
    <dc:date>2023-01-10T13:44:53.423176763</dc:date>
    <meta:editing-duration>PT6M35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63" meta:character-count="516" meta:non-whitespace-character-count="465"/>
  </office:meta>
</office:document-meta>
</file>